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ManagerImpl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sionManagerImpl.setEventChannel( UpdateEventChannel event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ynamicESCFactory.createEventStateCollection( SessionImpl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ManagerImpl.getVirtualItemStat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ManagerImpl.itemDiscarded( InternalVersionItem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ersionManagerImpl.getItem( NodeId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ynamicESCFactory.DynamicESCFactory( DelegatingObservationDispatcher obs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ManagerImpl.getSharedStateMg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ESCFactory.doSourced( SessionImpl eventSource , SourcedTarget run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ersionManagerImpl.stateCreated( ItemState cre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ersionManagerImpl.VersionManagerImpl( PersistenceManager pMgr , FileSystem fs , NodeTypeRegistry ntReg , DelegatingObservationDispatcher obsMgr , NodeId rootId , NodeId rootParentId , ItemStateCacheFactory cacheFactory , ISMLocking ismLock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VersionManagerImpl.getPersisten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ManagerImpl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ManagerImpl.hasItemReferences( InternalVersionItem i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ersionManagerImpl.stateDiscarded( ItemState discard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ynamicESCFactory.createEventStateColl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rsionManagerImpl.setVersionLabel( final VersionHistory history , final Name version , final Name label , final boolean mov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ersionManagerImpl.itemsUpdated( Collection item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VersionManagerImpl.hasItem( Node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ersionManagerImpl.getHistoryRoo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ManagerImpl.externalUpdate( ChangeLog changes , List events , long time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rsionManagerImpl.removeVersion( VersionHistory history , final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ersionManagerImpl.createVersionHistory( Session session , final NodeStat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ersionManagerImpl.getEsc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ManagerImpl.stateDestroyed( ItemState destroy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ersionManagerImpl.stateModified( ItemState 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ersionManagerImpl.createItemStateManager( PersistenceManager pMgr , NodeId rootId , NodeTypeRegistry ntReg , ItemStateCacheFactory cacheFactory , ISMLocking ismLock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ManagerImpl.checkin( final NodeImpl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